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E000001D89AC04D98230C6BF8.png" manifest:media-type="image/png"/>
  <manifest:file-entry manifest:full-path="Pictures/10000201000009C0000003DCAA63142DFF2D8CEF.png" manifest:media-type="image/png"/>
  <manifest:file-entry manifest:full-path="Pictures/10000201000002DA000002DAEE2D319651C6558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0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31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3.71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7.23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2.83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3.013cm"/>
    </style:style>
    <style:style style:name="gr8" style:family="graphic" style:parent-style-name="standard">
      <style:graphic-properties draw:stroke="none" svg:stroke-color="#000000" draw:fill="none" draw:fill-color="#ffffff" fo:min-height="3.153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3.3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6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6.8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2.825cm"/>
    </style:style>
    <style:style style:name="gr1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fo:font-size="16pt" style:font-size-asian="17.2000007629395pt" style:font-size-complex="16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5.1000003814697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5.1000003814697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09cm" svg:height="1.455cm" svg:x="18.491cm" svg:y="13.245cm">
          <draw:text-box>
            <text:p><text:span text:style-name="T1">点击某个菜单</text:span></text:p>
          </draw:text-box>
        </draw:frame>
        <draw:frame draw:style-name="gr2" draw:text-style-name="P2" draw:layer="layout" svg:width="5.039cm" svg:height="2.566cm" svg:x="16.607cm" svg:y="1.4cm">
          <draw:text-box>
            <text:p><text:span text:style-name="T2">输入用户信息后提交给服务器</text:span></text:p>
          </draw:text-box>
        </draw:frame>
        <draw:frame draw:style-name="gr3" draw:text-style-name="P3" draw:layer="layout" svg:width="5.039cm" svg:height="2.413cm" svg:x="18.3cm" svg:y="7.2cm">
          <draw:text-box>
            <text:p><text:span text:style-name="T2">服务器验证成功后</text:span></text:p>
            <text:p><text:span text:style-name="T2">返回</text:span><text:span text:style-name="T2">JWT Token</text:span><text:span text:style-name="T2">并进入主页</text:span></text:p>
          </draw:text-box>
        </draw:frame>
        <draw:custom-shape draw:style-name="gr4" draw:text-style-name="P4" draw:layer="layout" svg:width="4.813cm" svg:height="1.077cm" svg:x="2.288cm" svg:y="3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813cm" svg:height="1.077cm" svg:x="16.605cm" svg:y="3.2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8.841cm" svg:height="1.077cm" draw:transform="rotate (-2.35619449019235) translate (20.8cm 5.34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813cm" svg:height="1.077cm" svg:x="18.5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813cm" svg:height="1.077cm" svg:x="18.5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3.813cm" svg:height="1.077cm" draw:transform="rotate (1.5707963267949) translate (24.123cm 11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009cm" svg:height="1.455cm" svg:x="20.3cm" svg:y="10.6cm">
          <draw:text-box>
            <text:p><text:span text:style-name="T1">请求</text:span><text:span text:style-name="T1">api/user</text:span></text:p>
          </draw:text-box>
        </draw:frame>
        <draw:custom-shape draw:style-name="gr7" draw:text-style-name="P4" draw:layer="layout" svg:width="4.014cm" svg:height="1.077cm" draw:transform="rotate (-1.5707963267949) translate (26.899cm 7.9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4.009cm" svg:height="3.403cm" svg:x="27.091cm" svg:y="8.6cm">
          <draw:text-box>
            <text:p><text:span text:style-name="T1">若响应是</text:span><text:span text:style-name="T1">401</text:span></text:p>
            <text:p><text:span text:style-name="T1">则逻辑走到</text:span></text:p>
            <text:p><text:span text:style-name="T1">src/app.js</text:span><text:span text:style-name="T1">中</text:span></text:p>
            <text:p><text:span text:style-name="T1">跳转到登录页</text:span></text:p>
          </draw:text-box>
        </draw:frame>
        <draw:custom-shape draw:style-name="gr9" draw:text-style-name="P4" draw:layer="layout" svg:width="4.4cm" svg:height="1.077cm" draw:transform="rotate (-1.5707963267949) translate (26.777cm 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6.8cm" svg:height="3.6cm" svg:x="22.7cm" svg:y="23.8cm">
          <text:p text:style-name="P5">根据URL</text:p>
          <text:p text:style-name="P5">匹配src/pages</text:p>
          <text:p text:style-name="P5">目录中的文件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13cm" svg:height="1.077cm" draw:transform="rotate (-3.14159265358979) translate (22.2cm 2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4.609cm" svg:height="1.827cm" svg:x="18.2cm" svg:y="23.745cm">
          <draw:text-box>
            <text:p><text:span text:style-name="T1">匹配后进入页面</text:span></text:p>
          </draw:text-box>
        </draw:frame>
        <draw:custom-shape draw:style-name="gr10" draw:text-style-name="P6" draw:layer="layout" svg:width="6.8cm" svg:height="3.6cm" svg:x="10.2cm" svg:y="23.8cm">
          <text:p text:style-name="P5">引入dva的connect()</text:p>
          <text:p text:style-name="P5">串联对应的model文件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13cm" svg:height="1.077cm" draw:transform="rotate (-3.14159265358979) translate (9.7cm 2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7.3cm" svg:height="3.6cm" svg:x="-2.8cm" svg:y="23.8cm">
          <text:p text:style-name="P5">交互改变状态</text:p>
          <text:p text:style-name="P5">通信读取数据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cm" svg:height="1.077cm" draw:transform="rotate (1.5707963267949) translate (0.8cm 23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" draw:layer="layout" svg:width="4.609cm" svg:height="1.7cm" svg:x="1.791cm" svg:y="21.5cm">
          <draw:text-box>
            <text:p><text:span text:style-name="T1">渲染页面</text:span></text:p>
          </draw:text-box>
        </draw:frame>
        <draw:frame draw:style-name="gr15" draw:text-style-name="P4" draw:layer="layout" svg:width="4.078cm" svg:height="4.17cm" svg:x="-2.702cm" svg:y="1.429cm">
          <draw:image xlink:href="../../../../../../../../Applications/LibreOffice.app/Contents/Resources/gallery/people/Computer-User-Male2.png" xlink:type="simple" xlink:show="embed" xlink:actuate="onLoad" loext:mime-type="image/png">
            <text:p/>
          </draw:image>
        </draw:frame>
        <draw:frame draw:style-name="gr15" draw:text-style-name="P4" draw:layer="layout" svg:width="3.2cm" svg:height="6.588cm" svg:x="23.9cm" svg:y="0.912cm">
          <draw:image xlink:href="../../../../../../../../Applications/LibreOffice.app/Contents/Resources/gallery/computers/Server.png" xlink:type="simple" xlink:show="embed" xlink:actuate="onLoad" loext:mime-type="image/png">
            <text:p/>
          </draw:image>
        </draw:frame>
        <draw:frame draw:style-name="gr15" draw:text-style-name="P4" draw:layer="layout" svg:width="8.033cm" svg:height="8.033cm" svg:x="7.663cm" svg:y="0cm">
          <draw:image xlink:href="Pictures/10000201000002DA000002DAEE2D319651C65581.png" xlink:type="simple" xlink:show="embed" xlink:actuate="onLoad" loext:mime-type="image/png">
            <text:p/>
          </draw:image>
        </draw:frame>
        <draw:frame draw:style-name="gr15" draw:text-style-name="P4" draw:layer="layout" svg:width="18.992cm" svg:height="7.516cm" svg:x="-1.4cm" svg:y="11.884cm">
          <draw:image xlink:href="Pictures/10000201000009C0000003DCAA63142DFF2D8CEF.png" xlink:type="simple" xlink:show="embed" xlink:actuate="onLoad" loext:mime-type="image/png">
            <text:p/>
          </draw:image>
        </draw:frame>
        <draw:frame draw:style-name="gr15" draw:text-style-name="P4" draw:layer="layout" svg:width="6.978cm" svg:height="6.457cm" svg:x="23.5cm" svg:y="12.3cm">
          <draw:image xlink:href="Pictures/10000201000001FE000001D89AC04D98230C6BF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ngti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1T15:38:04.639310171</meta:creation-date>
    <dc:date>2021-02-05T14:40:09.356917140</dc:date>
    <meta:editing-duration>PT1H52M59S</meta:editing-duration>
    <meta:editing-cycles>60</meta:editing-cycles>
    <meta:generator>LibreOffice/6.4.6.2$MacOSX_X86_64 LibreOffice_project/0ce51a4fd21bff07a5c061082cc82c5ed232f115</meta:generator>
    <meta:document-statistic meta:object-count="26"/>
  </office:meta>
</office:document-meta>
</file>